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508cm" fo:min-width="0.25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276cm" fo:min-width="0cm" fo:padding-top="0.142cm" fo:padding-bottom="0.142cm" fo:padding-left="0.267cm" fo:padding-right="0.267cm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118cm" svg:x="0.242cm" svg:y="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51cm" svg:height="0.102cm" svg:x="0.776cm" svg:y="0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0.959931088596881) translate (1.068cm 0.5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2.18183609791811) translate (0.47cm 0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51cm" svg:height="0.56cm" draw:transform="rotate (-0.510159740357943) translate (0.773cm 0.68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2.00712863979348) translate (0.605cm 0.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102cm" svg:height="0.055cm" draw:transform="rotate (1.22173047639603) translate (0.94cm 0.42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7:40:53.243220962</dc:date>
    <meta:editing-duration>P1DT25M50S</meta:editing-duration>
    <meta:editing-cycles>70</meta:editing-cycles>
    <meta:generator>LibreOffice/6.3.3.2.0$Linux_X86_64 LibreOffice_project/30$Build-2</meta:generator>
    <meta:document-statistic meta:object-count="7"/>
  </office:meta>
</office:document-meta>
</file>